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.054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2.4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Verdana" style:font-family-generic="swiss" style:font-pitch="variable" fo:font-size="13.8999996185303pt" fo:font-weight="normal" style:font-size-asian="14pt" style:font-weight-asian="normal" style:font-size-complex="14pt" style:font-weight-complex="normal"/>
    </style:style>
    <style:style style:name="P3" style:family="paragraph">
      <style:text-properties fo:font-size="17.8999996185303pt"/>
    </style:style>
    <style:style style:name="P4" style:family="paragraph">
      <style:paragraph-properties fo:text-align="center"/>
      <style:text-properties fo:font-family="Verdana" style:font-family-generic="swiss" style:font-pitch="variable" fo:font-size="13.8999996185303pt" style:font-size-asian="14pt" style:font-size-complex="14pt"/>
    </style:style>
    <style:style style:name="P5" style:family="paragraph">
      <style:paragraph-properties fo:text-align="center"/>
      <style:text-properties fo:font-size="17.8999996185303pt"/>
    </style:style>
    <style:style style:name="P6" style:family="paragraph">
      <style:text-properties fo:font-size="13.8999996185303pt" style:font-size-asian="14pt" style:font-size-complex="14pt"/>
    </style:style>
    <style:style style:name="P7" style:family="paragraph">
      <style:paragraph-properties fo:text-align="end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Verdana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7.8999996185303pt"/>
    </style:style>
    <style:style style:name="T3" style:family="text">
      <style:text-properties fo:font-family="Verdana" style:font-family-generic="swiss" style:font-pitch="variable" fo:font-size="14pt" style:font-size-asian="14pt" style:font-size-complex="14pt"/>
    </style:style>
    <style:style style:name="T4" style:family="text">
      <style:text-properties style:use-window-font-color="true" style:text-outline="false" style:text-line-through-style="none" fo:font-family="Verdana" style:font-family-generic="swiss" style:font-pitch="variable" fo:font-size="14pt" fo:font-style="normal" fo:text-shadow="none" style:text-underline-style="none" fo:font-weight="normal" style:letter-kerning="true" style:font-family-asian="CMMI10" style:font-size-asian="14pt" style:font-style-asian="normal" style:font-weight-asian="normal" style:font-family-complex="CMMI10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4.297cm" svg:height="10.002cm" svg:x="6.303cm" svg:y="1.721cm">
          <text:p/>
        </draw:rect>
        <draw:rect draw:style-name="gr2" draw:text-style-name="P2" draw:id="id12" draw:layer="layout" svg:width="6cm" svg:height="1.501cm" svg:x="0.056cm" svg:y="5.723cm">
          <text:p text:style-name="P1"><text:span text:style-name="T1">Requisição para</text:span></text:p>
          <text:p text:style-name="P1"><text:span text:style-name="T1">gerar terreno</text:span></text:p>
        </draw:rect>
        <draw:rect draw:style-name="gr3" draw:text-style-name="P1" draw:id="id2" draw:layer="layout" svg:width="0.498cm" svg:height="8.5cm" svg:x="6.704cm" svg:y="2.421cm">
          <text:p/>
        </draw:rect>
        <draw:rect draw:style-name="gr4" draw:text-style-name="P1" draw:id="id5" draw:layer="layout" svg:width="0.498cm" svg:height="1.7cm" svg:x="6.704cm" svg:y="9.222cm">
          <text:p/>
        </draw:rect>
        <draw:rect draw:style-name="gr3" draw:text-style-name="P1" draw:id="id3" draw:layer="layout" svg:width="0.498cm" svg:height="8.5cm" svg:x="7.802cm" svg:y="2.421cm">
          <text:p/>
        </draw:rect>
        <draw:rect draw:style-name="gr4" draw:text-style-name="P1" draw:id="id7" draw:layer="layout" svg:width="0.498cm" svg:height="3.702cm" svg:x="7.802cm" svg:y="7.221cm">
          <text:p/>
        </draw:rect>
        <draw:rect draw:style-name="gr3" draw:text-style-name="P1" draw:id="id4" draw:layer="layout" svg:width="0.498cm" svg:height="8.5cm" svg:x="9.702cm" svg:y="2.521cm">
          <text:p/>
        </draw:rect>
        <draw:frame draw:style-name="gr5" draw:text-style-name="P3" draw:layer="layout" svg:width="1.932cm" svg:height="1.462cm" svg:x="8.5cm" svg:y="6.538cm">
          <draw:text-box>
            <text:p><text:span text:style-name="T2">...</text:span></text:p>
          </draw:text-box>
        </draw:frame>
        <draw:connector draw:style-name="gr6" draw:text-style-name="P1" draw:layer="layout" svg:x1="5.303cm" svg:y1="1.221cm" svg:x2="6.953cm" svg:y2="2.421cm" draw:start-shape="id1" draw:start-glue-point="1" draw:end-shape="id2" draw:end-glue-point="0" svg:d="m5303 1221h1650v1200">
          <text:p/>
        </draw:connector>
        <draw:connector draw:style-name="gr6" draw:text-style-name="P1" draw:layer="layout" svg:x1="5.303cm" svg:y1="1.221cm" svg:x2="8.051cm" svg:y2="2.421cm" draw:start-shape="id1" draw:start-glue-point="1" draw:end-shape="id3" draw:end-glue-point="0" svg:d="m5303 1221h2748v1200">
          <text:p/>
        </draw:connector>
        <draw:connector draw:style-name="gr6" draw:text-style-name="P1" draw:layer="layout" svg:x1="5.303cm" svg:y1="1.221cm" svg:x2="9.951cm" svg:y2="2.521cm" draw:start-shape="id1" draw:start-glue-point="1" draw:end-shape="id4" draw:end-glue-point="0" svg:d="m5303 1221h4648v1300">
          <text:p/>
        </draw:connector>
        <draw:line draw:style-name="gr4" draw:text-style-name="P1" draw:layer="layout" svg:x1="7.802cm" svg:y1="10.121cm" svg:x2="8.302cm" svg:y2="10.121cm">
          <text:p/>
        </draw:line>
        <draw:line draw:style-name="gr4" draw:text-style-name="P1" draw:layer="layout" svg:x1="6.703cm" svg:y1="10.121cm" svg:x2="7.203cm" svg:y2="10.121cm">
          <text:p/>
        </draw:line>
        <draw:line draw:style-name="gr4" draw:text-style-name="P1" draw:layer="layout" svg:x1="7.802cm" svg:y1="9.222cm" svg:x2="8.302cm" svg:y2="9.222cm">
          <text:p/>
        </draw:line>
        <draw:line draw:style-name="gr4" draw:text-style-name="P1" draw:layer="layout" svg:x1="7.802cm" svg:y1="8.322cm" svg:x2="8.302cm" svg:y2="8.322cm">
          <text:p/>
        </draw:line>
        <draw:rect draw:style-name="gr2" draw:text-style-name="P4" draw:id="id6" draw:layer="layout" svg:width="7cm" svg:height="2.499cm" svg:x="11.903cm" svg:y="8.499cm">
          <text:p text:style-name="P1"><text:span text:style-name="T3">Avaliação da arquitetura a</text:span></text:p>
          <text:p text:style-name="P1"><text:span text:style-name="T3"><text:s/></text:span><text:span text:style-name="T3">ser utilizada,</text:span></text:p>
          <text:p text:style-name="P1"><text:span text:style-name="T3"><text:s/></text:span><text:span text:style-name="T3">de acordo com </text:span><text:span text:style-name="T4">alfa</text:span></text:p>
        </draw:rect>
        <draw:connector draw:style-name="gr6" draw:text-style-name="P1" draw:layer="layout" svg:x1="6.953cm" svg:y1="10.922cm" svg:x2="15.403cm" svg:y2="10.998cm" draw:start-shape="id5" draw:start-glue-point="2" draw:end-shape="id6" svg:d="m6953 10922v577h8450v-501">
          <text:p/>
        </draw:connector>
        <draw:connector draw:style-name="gr6" draw:text-style-name="P1" draw:layer="layout" svg:x1="8.051cm" svg:y1="10.923cm" svg:x2="15.403cm" svg:y2="10.998cm" draw:start-shape="id7" draw:start-glue-point="2" draw:end-shape="id6" draw:end-glue-point="2" svg:d="m8051 10923v576h7352v-501">
          <text:p/>
        </draw:connector>
        <draw:connector draw:style-name="gr6" draw:text-style-name="P1" draw:layer="layout" svg:x1="15.403cm" svg:y1="8.499cm" svg:x2="12.75cm" svg:y2="7.3cm" draw:start-shape="id6" draw:start-glue-point="0" draw:end-shape="id8" draw:end-glue-point="2" svg:d="m15403 8499v-599h-2653v-600">
          <text:p/>
        </draw:connector>
        <draw:rect draw:style-name="gr2" draw:text-style-name="P5" draw:id="id8" draw:layer="layout" svg:width="3.5cm" svg:height="1cm" svg:x="11cm" svg:y="6.3cm">
          <text:p text:style-name="P1"><text:span text:style-name="T2">GPU</text:span></text:p>
        </draw:rect>
        <draw:rect draw:style-name="gr2" draw:text-style-name="P5" draw:id="id9" draw:layer="layout" svg:width="3.5cm" svg:height="1cm" svg:x="16cm" svg:y="6.277cm">
          <text:p text:style-name="P1"><text:span text:style-name="T2">CPU</text:span></text:p>
        </draw:rect>
        <draw:connector draw:style-name="gr6" draw:text-style-name="P1" draw:layer="layout" svg:x1="15.403cm" svg:y1="8.499cm" svg:x2="17.75cm" svg:y2="7.277cm" draw:start-shape="id6" draw:start-glue-point="0" draw:end-shape="id9" draw:end-glue-point="2" svg:d="m15403 8499v-611h2347v-611">
          <text:p/>
        </draw:connector>
        <draw:line draw:style-name="gr4" draw:text-style-name="P1" draw:id="id17" draw:layer="layout" svg:x1="12.066cm" svg:y1="3.28cm" svg:x2="19.066cm" svg:y2="3.28cm">
          <text:p/>
        </draw:line>
        <draw:frame draw:style-name="gr7" draw:text-style-name="P6" draw:layer="layout" svg:width="5.746cm" svg:height="0.814cm" svg:x="12.918cm" svg:y="2.466cm">
          <draw:text-box>
            <text:p><text:span text:style-name="T5">Mapa de altura gerado</text:span></text:p>
          </draw:text-box>
        </draw:frame>
        <draw:line draw:style-name="gr4" draw:text-style-name="P1" draw:id="id10" draw:layer="layout" svg:x1="12.066cm" svg:y1="2.479cm" svg:x2="19.066cm" svg:y2="2.479cm">
          <text:p/>
        </draw:line>
        <draw:connector draw:style-name="gr6" draw:text-style-name="P1" draw:layer="layout" draw:line-skew="-0.48cm" svg:x1="15.566cm" svg:y1="2.479cm" svg:x2="15.567cm" svg:y2="1.781cm" draw:start-shape="id10" draw:start-glue-point="0" draw:end-shape="id11" draw:end-glue-point="2" svg:d="m15566 2479v21h1v-719">
          <text:p/>
        </draw:connector>
        <draw:rect draw:style-name="gr2" draw:text-style-name="P4" draw:id="id11" draw:layer="layout" svg:width="6cm" svg:height="1.501cm" svg:x="12.567cm" svg:y="0.28cm">
          <text:p text:style-name="P1"><text:span text:style-name="T3">Visualização do terreno</text:span></text:p>
        </draw:rect>
        <draw:rect draw:style-name="gr2" draw:text-style-name="P4" draw:id="id1" draw:layer="layout" svg:width="4.499cm" svg:height="2.001cm" svg:x="0.804cm" svg:y="0.221cm">
          <text:p text:style-name="P1"><text:span text:style-name="T5">Avaliação sobre</text:span></text:p>
          <text:p><text:span text:style-name="T5">a fila a ser utilizada</text:span></text:p>
        </draw:rect>
        <draw:connector draw:style-name="gr6" draw:text-style-name="P1" draw:layer="layout" svg:x1="3.056cm" svg:y1="5.723cm" svg:x2="3.053cm" svg:y2="2.222cm" draw:start-shape="id12" draw:start-glue-point="0" draw:end-shape="id1" draw:end-glue-point="2" svg:d="m3056 5723v-1750h-3v-1751">
          <text:p/>
        </draw:connector>
        <draw:frame draw:style-name="gr8" draw:text-style-name="P8" draw:layer="layout" svg:width="4.608cm" svg:height="1.361cm" svg:x="1.632cm" svg:y="10.293cm">
          <draw:text-box>
            <text:p><text:span text:style-name="T5">Filas para geração</text:span></text:p>
            <text:p text:style-name="P7"><text:span text:style-name="T5">procedural</text:span></text:p>
          </draw:text-box>
        </draw:frame>
        <draw:rect draw:style-name="gr2" draw:text-style-name="P9" draw:id="id13" draw:layer="layout" svg:width="1.5cm" svg:height="0.5cm" svg:x="12cm" svg:y="4.8cm">
          <text:p text:style-name="P1"><text:span text:style-name="T6">Thread 0</text:span></text:p>
        </draw:rect>
        <draw:rect draw:style-name="gr2" draw:text-style-name="P9" draw:id="id16" draw:layer="layout" svg:width="1.5cm" svg:height="0.5cm" svg:x="13.5cm" svg:y="4.8cm">
          <text:p text:style-name="P1"><text:span text:style-name="T6">Thread 1</text:span></text:p>
        </draw:rect>
        <draw:rect draw:style-name="gr2" draw:text-style-name="P9" draw:id="id14" draw:layer="layout" svg:width="1.5cm" svg:height="0.5cm" svg:x="15cm" svg:y="4.8cm">
          <text:p text:style-name="P1"><text:span text:style-name="T6">Thread 2</text:span></text:p>
        </draw:rect>
        <draw:rect draw:style-name="gr2" draw:text-style-name="P9" draw:id="id15" draw:layer="layout" svg:width="1.5cm" svg:height="0.5cm" svg:x="18cm" svg:y="4.8cm">
          <text:p text:style-name="P1"><text:span text:style-name="T6">Thread n</text:span></text:p>
        </draw:rect>
        <draw:connector draw:style-name="gr6" draw:text-style-name="P1" draw:layer="layout" svg:x1="12.75cm" svg:y1="6.3cm" svg:x2="12.75cm" svg:y2="5.3cm" draw:start-shape="id8" draw:start-glue-point="0" draw:end-shape="id13" draw:end-glue-point="2" svg:d="m12750 6300v-1000">
          <text:p/>
        </draw:connector>
        <draw:connector draw:style-name="gr6" draw:text-style-name="P1" draw:layer="layout" draw:line-skew="0.211cm" svg:x1="17.75cm" svg:y1="6.277cm" svg:x2="15.75cm" svg:y2="5.3cm" draw:start-shape="id9" draw:start-glue-point="0" draw:end-shape="id14" draw:end-glue-point="2" svg:d="m17750 6277v-277h-2000v-700">
          <text:p/>
        </draw:connector>
        <draw:connector draw:style-name="gr6" draw:text-style-name="P1" draw:layer="layout" draw:line-skew="0.211cm" svg:x1="17.75cm" svg:y1="6.277cm" svg:x2="18.75cm" svg:y2="5.3cm" draw:start-shape="id9" draw:start-glue-point="0" draw:end-shape="id15" draw:end-glue-point="2" svg:d="m17750 6277v-277h1000v-700">
          <text:p/>
        </draw:connector>
        <draw:frame draw:style-name="gr5" draw:text-style-name="P3" draw:layer="layout" svg:width="1.932cm" svg:height="1.462cm" svg:x="16.768cm" svg:y="4.5cm">
          <draw:text-box>
            <text:p><text:span text:style-name="T2">...</text:span></text:p>
          </draw:text-box>
        </draw:frame>
        <draw:connector draw:style-name="gr6" draw:text-style-name="P1" draw:layer="layout" draw:line-skew="1.701cm 1.701cm 0.199cm" svg:x1="17.75cm" svg:y1="6.277cm" svg:x2="14.25cm" svg:y2="5.3cm" draw:start-shape="id9" draw:start-glue-point="0" draw:end-shape="id16" draw:end-glue-point="2" svg:d="m17750 6277v-277h-3050v0h-450v-700">
          <text:p/>
        </draw:connector>
        <draw:frame draw:style-name="gr8" draw:text-style-name="P8" draw:layer="layout" svg:width="2.318cm" svg:height="1.361cm" svg:x="19.4cm" svg:y="4.4cm">
          <draw:text-box>
            <text:p><text:span text:style-name="T5">CPU</text:span></text:p>
            <text:p><text:span text:style-name="T5">Threads</text:span></text:p>
          </draw:text-box>
        </draw:frame>
        <draw:connector draw:style-name="gr6" draw:text-style-name="P1" draw:layer="layout" svg:x1="12.75cm" svg:y1="4.8cm" svg:x2="15.566cm" svg:y2="3.28cm" draw:start-shape="id13" draw:start-glue-point="0" draw:end-shape="id17" draw:end-glue-point="0" svg:d="m12750 4800v-760h2816v-760">
          <text:p/>
        </draw:connector>
        <draw:connector draw:style-name="gr6" draw:text-style-name="P1" draw:layer="layout" svg:x1="14.25cm" svg:y1="4.8cm" svg:x2="15.566cm" svg:y2="3.28cm" draw:start-shape="id16" draw:start-glue-point="0" draw:end-shape="id17" draw:end-glue-point="0" svg:d="m14250 4800v-760h1316v-760">
          <text:p/>
        </draw:connector>
        <draw:connector draw:style-name="gr6" draw:text-style-name="P1" draw:layer="layout" svg:x1="15.75cm" svg:y1="4.8cm" svg:x2="15.566cm" svg:y2="3.28cm" draw:start-shape="id14" draw:start-glue-point="0" draw:end-shape="id17" draw:end-glue-point="0" svg:d="m15750 4800v-760h-184v-760">
          <text:p/>
        </draw:connector>
        <draw:connector draw:style-name="gr6" draw:text-style-name="P1" draw:layer="layout" svg:x1="18.75cm" svg:y1="4.8cm" svg:x2="15.566cm" svg:y2="3.28cm" draw:start-shape="id15" draw:start-glue-point="0" draw:end-shape="id17" draw:end-glue-point="0" svg:d="m18750 4800v-760h-3184v-760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cm" fo:page-height="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908cm" svg:x="1cm" svg:y="3.818cm" draw:page-number="1"/>
      <draw:page-thumbnail draw:layer="backgroundobjects" svg:width="8.999cm" svg:height="4.908cm" svg:x="1cm" svg:y="12.394cm"/>
      <draw:page-thumbnail draw:layer="backgroundobjects" svg:width="8.999cm" svg:height="4.908cm" svg:x="1cm" svg:y="20.97cm"/>
      <draw:page-thumbnail draw:layer="backgroundobjects" svg:width="8.999cm" svg:height="4.908cm" svg:x="11cm" svg:y="3.818cm"/>
      <draw:page-thumbnail draw:layer="backgroundobjects" svg:width="8.999cm" svg:height="4.908cm" svg:x="11cm" svg:y="12.394cm"/>
      <draw:page-thumbnail draw:layer="backgroundobjects" svg:width="8.999cm" svg:height="4.908cm" svg:x="11cm" svg:y="20.97cm"/>
    </style:handout-master>
    <style:master-page style:name="Default" style:page-layout-name="PM1" draw:style-name="Mdp1">
      <draw:frame presentation:style-name="Default-title" draw:layer="backgroundobjects" svg:width="19.798cm" svg:height="2.003cm" svg:x="1.099cm" svg:y="0.476cm" presentation:class="title" presentation:placeholder="true">
        <draw:text-box/>
      </draw:frame>
      <draw:frame presentation:style-name="Default-outline1" draw:layer="backgroundobjects" svg:width="19.798cm" svg:height="7.919cm" svg:x="1.099cm" svg:y="0.064cm" presentation:class="outline" presentation:placeholder="true">
        <draw:text-box/>
      </draw:frame>
      <draw:frame presentation:style-name="Mpr1" draw:text-style-name="MP1" draw:layer="backgroundobjects" svg:width="5.124cm" svg:height="0.827cm" svg:x="1.099cm" svg:y="10.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972cm" svg:height="0.827cm" svg:x="7.523cm" svg:y="10.9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124cm" svg:height="0.827cm" svg:x="15.773cm" svg:y="10.9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07T16:15:49.07</meta:creation-date>
    <meta:editing-duration>PT00H45M41S</meta:editing-duration>
    <meta:editing-cycles>9</meta:editing-cycles>
    <dc:date>2009-07-08T08:31:25.68</dc:date>
    <meta:generator>OpenOffice.org/3.1$Win32 OpenOffice.org_project/310m11$Build-9399</meta:generator>
    <meta:document-statistic meta:object-count="67"/>
  </office:meta>
</office:document-meta>
</file>